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5180000151854951B17.png" manifest:media-type="image/png"/>
  <manifest:file-entry manifest:full-path="Pictures/100000000000057800000578C1FF6FB2.png" manifest:media-type="image/png"/>
  <manifest:file-entry manifest:full-path="Pictures/100000000000057800000578935B5AFE.png" manifest:media-type="image/png"/>
  <manifest:file-entry manifest:full-path="Pictures/100000000000057800000578B460B26D.png" manifest:media-type="image/png"/>
  <manifest:file-entry manifest:full-path="Pictures/100000000000057800000578F338592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03.713cm, 76.902cm, 0cm)" draw:image-opacity="100%" style:mirror="non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0.449cm, 77.605cm, 50.089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77.961cm, 104.415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6.55cm, 103.364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6.546cm, 48.685cm, 0cm, 49.384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5.489cm, 0cm, 0cm, 102.299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1cm" svg:height="13.1cm" svg:x="3.75cm" svg:y="7.7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0.5cm" svg:height="10.5cm" svg:x="5.001cm" svg:y="9.001cm">
          <draw:image xlink:href="Pictures/100000000000057800000578F3385927.png" xlink:type="simple" xlink:show="embed" xlink:actuate="onLoad">
            <text:p/>
          </draw:image>
        </draw:frame>
        <draw:custom-shape draw:style-name="gr3" draw:text-style-name="P1" draw:layer="layout" svg:width="2cm" svg:height="13.3cm" svg:x="9.25cm" svg:y="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3.3cm" draw:transform="rotate (1.5707963267949) translate (3.6cm 15.25cm)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133cm" svg:height="0.962cm" svg:x="9.167cm" svg:y="13.4cm">
          <draw:text-box>
            <text:p>-X</text:p>
          </draw:text-box>
        </draw:frame>
        <draw:line draw:style-name="gr5" draw:text-style-name="P1" draw:layer="layout" svg:x1="10.25cm" svg:y1="6.6cm" svg:x2="10.25cm" svg:y2="21.6cm">
          <text:p/>
        </draw:line>
        <draw:line draw:style-name="gr5" draw:text-style-name="P1" draw:layer="layout" svg:x1="2.75cm" svg:y1="14.25cm" svg:x2="17.75cm" svg:y2="14.25cm">
          <text:p/>
        </draw:line>
      </draw:page>
      <draw:page draw:name="page2" draw:style-name="dp1" draw:master-page-name="Default">
        <draw:custom-shape draw:style-name="gr1" draw:text-style-name="P1" draw:layer="layout" svg:width="13.1cm" svg:height="13.1cm" svg:x="3.75cm" svg:y="7.7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0.5cm" svg:height="10.5cm" svg:x="5.001cm" svg:y="9.001cm">
          <draw:image xlink:href="Pictures/100000000000057800000578B460B26D.png" xlink:type="simple" xlink:show="embed" xlink:actuate="onLoad">
            <text:p/>
          </draw:image>
        </draw:frame>
        <draw:custom-shape draw:style-name="gr3" draw:text-style-name="P1" draw:layer="layout" svg:width="2cm" svg:height="13.3cm" svg:x="9.25cm" svg:y="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3.3cm" draw:transform="rotate (1.5707963267949) translate (3.6cm 15.25cm)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133cm" svg:height="0.962cm" svg:x="9.267cm" svg:y="13.4cm">
          <draw:text-box>
            <text:p><text:span text:style-name="T1">-Y</text:span></text:p>
          </draw:text-box>
        </draw:frame>
        <draw:line draw:style-name="gr5" draw:text-style-name="P1" draw:layer="layout" svg:x1="10.25cm" svg:y1="6.6cm" svg:x2="10.25cm" svg:y2="21.6cm">
          <text:p/>
        </draw:line>
        <draw:line draw:style-name="gr5" draw:text-style-name="P1" draw:layer="layout" svg:x1="2.75cm" svg:y1="14.25cm" svg:x2="17.75cm" svg:y2="14.25cm">
          <text:p/>
        </draw:line>
      </draw:page>
      <draw:page draw:name="page3" draw:style-name="dp1" draw:master-page-name="Default">
        <draw:custom-shape draw:style-name="gr1" draw:text-style-name="P1" draw:layer="layout" svg:width="13.1cm" svg:height="13.1cm" svg:x="3.75cm" svg:y="7.7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0.5cm" svg:height="10.5cm" svg:x="5.001cm" svg:y="9.001cm">
          <draw:image xlink:href="Pictures/100000000000057800000578935B5AFE.png" xlink:type="simple" xlink:show="embed" xlink:actuate="onLoad">
            <text:p/>
          </draw:image>
        </draw:frame>
        <draw:custom-shape draw:style-name="gr3" draw:text-style-name="P1" draw:layer="layout" svg:width="2cm" svg:height="13.3cm" svg:x="9.25cm" svg:y="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3.3cm" draw:transform="rotate (1.5707963267949) translate (3.6cm 15.25cm)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921cm" svg:height="0.962cm" svg:x="9.367cm" svg:y="13.4cm">
          <draw:text-box>
            <text:p><text:span text:style-name="T1">X</text:span></text:p>
          </draw:text-box>
        </draw:frame>
        <draw:line draw:style-name="gr5" draw:text-style-name="P1" draw:layer="layout" svg:x1="10.25cm" svg:y1="6.6cm" svg:x2="10.25cm" svg:y2="21.6cm">
          <text:p/>
        </draw:line>
        <draw:line draw:style-name="gr5" draw:text-style-name="P1" draw:layer="layout" svg:x1="2.75cm" svg:y1="14.25cm" svg:x2="17.75cm" svg:y2="14.25cm">
          <text:p/>
        </draw:line>
      </draw:page>
      <draw:page draw:name="page4" draw:style-name="dp1" draw:master-page-name="Default">
        <draw:custom-shape draw:style-name="gr1" draw:text-style-name="P1" draw:layer="layout" svg:width="13.1cm" svg:height="13.1cm" svg:x="3.75cm" svg:y="7.7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0.5cm" svg:height="10.5cm" svg:x="5.001cm" svg:y="9.001cm">
          <draw:image xlink:href="Pictures/100000000000057800000578C1FF6FB2.png" xlink:type="simple" xlink:show="embed" xlink:actuate="onLoad">
            <text:p/>
          </draw:image>
        </draw:frame>
        <draw:custom-shape draw:style-name="gr3" draw:text-style-name="P1" draw:layer="layout" svg:width="2cm" svg:height="13.3cm" svg:x="9.25cm" svg:y="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3.3cm" draw:transform="rotate (1.5707963267949) translate (3.6cm 15.25cm)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921cm" svg:height="0.962cm" svg:x="9.467cm" svg:y="13.4cm">
          <draw:text-box>
            <text:p><text:span text:style-name="T1">Y</text:span></text:p>
          </draw:text-box>
        </draw:frame>
        <draw:line draw:style-name="gr5" draw:text-style-name="P1" draw:layer="layout" svg:x1="10.25cm" svg:y1="6.6cm" svg:x2="10.25cm" svg:y2="21.6cm">
          <text:p/>
        </draw:line>
        <draw:line draw:style-name="gr5" draw:text-style-name="P1" draw:layer="layout" svg:x1="2.75cm" svg:y1="14.25cm" svg:x2="17.75cm" svg:y2="14.25cm">
          <text:p/>
        </draw:line>
      </draw:page>
      <draw:page draw:name="page5" draw:style-name="dp1" draw:master-page-name="Default">
        <draw:custom-shape draw:style-name="gr1" draw:text-style-name="P1" draw:layer="layout" svg:width="12.9cm" svg:height="20.3cm" svg:x="2.8cm" svg:y="3.7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1.1cm" svg:height="18.7cm" svg:x="3.9cm" svg:y="4.8cm">
          <draw:image xlink:href="Pictures/10000000000015180000151854951B17.png" xlink:type="simple" xlink:show="embed" xlink:actuate="onLoad">
            <text:p/>
          </draw:image>
        </draw:frame>
        <draw:line draw:style-name="gr5" draw:text-style-name="P1" draw:layer="layout" svg:x1="1.499cm" svg:y1="25.05cm" svg:x2="19.5cm" svg:y2="25.05cm">
          <text:p/>
        </draw:line>
        <draw:line draw:style-name="gr5" draw:text-style-name="P1" draw:layer="layout" svg:x1="16.65cm" svg:y1="27.451cm" svg:x2="16.65cm" svg:y2="3.8cm">
          <text:p/>
        </draw:line>
        <draw:frame draw:style-name="gr4" draw:layer="layout" svg:width="0.853cm" svg:height="0.962cm" svg:x="17.9cm" svg:y="26.6cm">
          <draw:text-box>
            <text:p>1</text:p>
          </draw:text-box>
        </draw:frame>
        <draw:custom-shape draw:style-name="gr3" draw:text-style-name="P1" draw:layer="layout" svg:width="1.8cm" svg:height="20.5cm" svg:x="8.3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cm" svg:height="13.4cm" draw:transform="rotate (1.5707963267949) translate (2.5cm 1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cm" svg:height="13.4cm" draw:transform="rotate (1.5707963267949) translate (2.5cm 18.5cm)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.2cm" svg:y1="25.8cm" svg:x2="15.5cm" svg:y2="25.8cm">
          <text:p/>
        </draw:line>
        <draw:line draw:style-name="gr7" draw:text-style-name="P1" draw:layer="layout" svg:x1="1.6cm" svg:y1="24.2cm" svg:x2="3.2cm" svg:y2="25.8cm">
          <text:p/>
        </draw:line>
        <draw:line draw:style-name="gr7" draw:text-style-name="P1" draw:layer="layout" svg:x1="15.5cm" svg:y1="25.8cm" svg:x2="17.3cm" svg:y2="24cm">
          <text:p/>
        </draw:line>
        <draw:line draw:style-name="gr7" draw:text-style-name="P1" draw:layer="layout" svg:x1="17.252cm" svg:y1="24.026cm" svg:x2="19.952cm" svg:y2="24.026cm">
          <text:p/>
        </draw:line>
      </draw:page>
      <draw:page draw:name="page6" draw:style-name="dp1" draw:master-page-name="Default">
        <draw:custom-shape draw:style-name="gr1" draw:text-style-name="P1" draw:layer="layout" svg:width="12.9cm" svg:height="20.3cm" svg:x="4.2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12cm" svg:height="18.501cm" svg:x="4.6cm" svg:y="4.799cm">
          <draw:image xlink:href="Pictures/10000000000015180000151854951B17.png" xlink:type="simple" xlink:show="embed" xlink:actuate="onLoad">
            <text:p/>
          </draw:image>
        </draw:frame>
        <draw:line draw:style-name="gr5" draw:text-style-name="P1" draw:layer="layout" svg:x1="1.8cm" svg:y1="25.049cm" svg:x2="19.2cm" svg:y2="25.049cm">
          <text:p/>
        </draw:line>
        <draw:line draw:style-name="gr5" draw:text-style-name="P1" draw:layer="layout" svg:x1="3.151cm" svg:y1="26.698cm" svg:x2="3.151cm" svg:y2="3.1cm">
          <text:p/>
        </draw:line>
        <draw:line draw:style-name="gr5" draw:text-style-name="P1" draw:layer="layout" svg:x1="18.151cm" svg:y1="26.598cm" svg:x2="18.151cm" svg:y2="3.799cm">
          <text:p/>
        </draw:line>
        <draw:frame draw:style-name="gr4" draw:layer="layout" svg:width="0.853cm" svg:height="0.962cm" svg:x="18.5cm" svg:y="26.8cm">
          <draw:text-box>
            <text:p>2</text:p>
          </draw:text-box>
        </draw:frame>
        <draw:custom-shape draw:style-name="gr3" draw:text-style-name="P1" draw:layer="layout" svg:width="1.8cm" svg:height="20.5cm" svg:x="9.7cm" svg:y="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cm" svg:height="13.4cm" draw:transform="rotate (1.5707963267949) translate (3.9cm 11.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cm" svg:height="13.4cm" draw:transform="rotate (1.5707963267949) translate (3.9cm 18.6cm)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101cm" svg:y1="25.601cm" svg:x2="17.093cm" svg:y2="25.601cm">
          <text:p/>
        </draw:line>
        <draw:line draw:style-name="gr7" draw:text-style-name="P1" draw:layer="layout" svg:x1="2.501cm" svg:y1="24.001cm" svg:x2="4.101cm" svg:y2="25.601cm">
          <text:p/>
        </draw:line>
        <draw:line draw:style-name="gr7" draw:text-style-name="P1" draw:layer="layout" svg:x1="17.093cm" svg:y1="25.601cm" svg:x2="18.893cm" svg:y2="23.801cm">
          <text:p/>
        </draw:line>
        <draw:line draw:style-name="gr7" draw:text-style-name="P1" draw:layer="layout" svg:x1="18.845cm" svg:y1="23.827cm" svg:x2="20cm" svg:y2="23.827cm">
          <text:p/>
        </draw:line>
        <draw:line draw:style-name="gr7" draw:text-style-name="P1" draw:layer="layout" svg:x1="2.522cm" svg:y1="24cm" svg:x2="2.522cm" svg:y2="4.6cm">
          <text:p/>
        </draw:line>
        <draw:line draw:style-name="gr7" draw:text-style-name="P1" draw:layer="layout" svg:x1="2.57cm" svg:y1="4.6cm" svg:x2="3.97cm" svg:y2="3.2cm">
          <text:p/>
        </draw:line>
        <draw:line draw:style-name="gr5" draw:text-style-name="P1" draw:layer="layout" svg:x1="10.651cm" svg:y1="26.8cm" svg:x2="10.651cm" svg:y2="13.8cm">
          <text:p/>
        </draw:line>
      </draw:page>
      <draw:page draw:name="page7" draw:style-name="dp1" draw:master-page-name="Default">
        <draw:custom-shape draw:style-name="gr1" draw:text-style-name="P1" draw:layer="layout" svg:width="12.9cm" svg:height="20.3cm" svg:x="4.1cm" svg:y="4.3cm">
          <text:p/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10.901cm" svg:height="18.4cm" svg:x="4.9cm" svg:y="5.5cm">
          <draw:image xlink:href="Pictures/10000000000015180000151854951B17.png" xlink:type="simple" xlink:show="embed" xlink:actuate="onLoad">
            <text:p/>
          </draw:image>
        </draw:frame>
        <draw:line draw:style-name="gr5" draw:text-style-name="P1" draw:layer="layout" svg:x1="1.801cm" svg:y1="25.75cm" svg:x2="17.8cm" svg:y2="25.75cm">
          <text:p/>
        </draw:line>
        <draw:line draw:style-name="gr5" draw:text-style-name="P1" draw:layer="layout" svg:x1="3.051cm" svg:y1="27.1cm" svg:x2="3.051cm" svg:y2="3.1cm">
          <text:p/>
        </draw:line>
        <draw:frame draw:style-name="gr4" draw:layer="layout" svg:width="0.853cm" svg:height="0.962cm" svg:x="18.4cm" svg:y="27.3cm">
          <draw:text-box>
            <text:p>3</text:p>
          </draw:text-box>
        </draw:frame>
        <draw:custom-shape draw:style-name="gr3" draw:text-style-name="P1" draw:layer="layout" svg:width="1.8cm" svg:height="20.5cm" svg:x="9.6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cm" svg:height="13.4cm" draw:transform="rotate (1.5707963267949) translate (3.8cm 11.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cm" svg:height="13.4cm" draw:transform="rotate (1.5707963267949) translate (3.8cm 19.1cm)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002cm" svg:y1="26.103cm" svg:x2="16.994cm" svg:y2="26.103cm">
          <text:p/>
        </draw:line>
        <draw:line draw:style-name="gr7" draw:text-style-name="P1" draw:layer="layout" svg:x1="2.402cm" svg:y1="24.503cm" svg:x2="4.002cm" svg:y2="26.103cm">
          <text:p/>
        </draw:line>
        <draw:line draw:style-name="gr7" draw:text-style-name="P1" draw:layer="layout" svg:x1="16.994cm" svg:y1="26.103cm" svg:x2="18.794cm" svg:y2="24.303cm">
          <text:p/>
        </draw:line>
        <draw:line draw:style-name="gr7" draw:text-style-name="P1" draw:layer="layout" svg:x1="2.423cm" svg:y1="24.502cm" svg:x2="2.423cm" svg:y2="5.102cm">
          <text:p/>
        </draw:line>
        <draw:line draw:style-name="gr7" draw:text-style-name="P1" draw:layer="layout" svg:x1="2.471cm" svg:y1="5.102cm" svg:x2="3.871cm" svg:y2="3.702cm">
          <text:p/>
        </draw:line>
      </draw:page>
      <draw:page draw:name="page8" draw:style-name="dp1" draw:master-page-name="Default">
        <draw:custom-shape draw:style-name="gr1" draw:text-style-name="P1" draw:layer="layout" svg:width="12.9cm" svg:height="20.3cm" svg:x="3.6cm" svg:y="5.7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1.199cm" svg:height="18.8cm" svg:x="4.801cm" svg:y="6.1cm">
          <draw:image xlink:href="Pictures/10000000000015180000151854951B17.png" xlink:type="simple" xlink:show="embed" xlink:actuate="onLoad">
            <text:p/>
          </draw:image>
        </draw:frame>
        <draw:line draw:style-name="gr5" draw:text-style-name="P1" draw:layer="layout" svg:x1="2.4cm" svg:y1="4.65cm" svg:x2="18.9cm" svg:y2="4.65cm">
          <text:p/>
        </draw:line>
        <draw:line draw:style-name="gr5" draw:text-style-name="P1" draw:layer="layout" svg:x1="17.551cm" svg:y1="27.3cm" svg:x2="17.551cm" svg:y2="2.899cm">
          <text:p/>
        </draw:line>
        <draw:frame draw:style-name="gr4" draw:layer="layout" svg:width="0.853cm" svg:height="0.962cm" svg:x="18.6cm" svg:y="27.6cm">
          <draw:text-box>
            <text:p>4</text:p>
          </draw:text-box>
        </draw:frame>
        <draw:custom-shape draw:style-name="gr3" draw:text-style-name="P1" draw:layer="layout" svg:width="1.8cm" svg:height="20.5cm" svg:x="9.1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cm" svg:height="13.4cm" draw:transform="rotate (1.5707963267949) translate (3.3cm 1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cm" svg:height="13.4cm" draw:transform="rotate (1.5707963267949) translate (3.3cm 20.5cm)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1" draw:text-style-name="P1" draw:layer="layout" svg:width="12.9cm" svg:height="20.3cm" svg:x="4.2cm" svg:y="5.5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2.7cm" svg:height="18.801cm" svg:x="4.4cm" svg:y="5.8cm">
          <draw:image xlink:href="Pictures/10000000000015180000151854951B17.png" xlink:type="simple" xlink:show="embed" xlink:actuate="onLoad">
            <text:p/>
          </draw:image>
        </draw:frame>
        <draw:line draw:style-name="gr5" draw:text-style-name="P1" draw:layer="layout" svg:x1="2.3cm" svg:y1="4.351cm" svg:x2="19.6cm" svg:y2="4.351cm">
          <text:p/>
        </draw:line>
        <draw:line draw:style-name="gr5" draw:text-style-name="P1" draw:layer="layout" svg:x1="3.151cm" svg:y1="26.101cm" svg:x2="3.151cm" svg:y2="3.1cm">
          <text:p/>
        </draw:line>
        <draw:line draw:style-name="gr5" draw:text-style-name="P1" draw:layer="layout" svg:x1="18.151cm" svg:y1="27.3cm" svg:x2="18.151cm" svg:y2="3.1cm">
          <text:p/>
        </draw:line>
        <draw:frame draw:style-name="gr4" draw:layer="layout" svg:width="0.853cm" svg:height="0.962cm" svg:x="18.7cm" svg:y="26.3cm">
          <draw:text-box>
            <text:p>5</text:p>
          </draw:text-box>
        </draw:frame>
        <draw:custom-shape draw:style-name="gr3" draw:text-style-name="P1" draw:layer="layout" svg:width="1.8cm" svg:height="20.5cm" svg:x="9.7cm" svg:y="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cm" svg:height="13.4cm" draw:transform="rotate (1.5707963267949) translate (3.9cm 12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cm" svg:height="13.4cm" draw:transform="rotate (1.5707963267949) translate (3.9cm 20.3cm)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102cm" svg:y1="3.801cm" svg:x2="19.6cm" svg:y2="3.801cm">
          <text:p/>
        </draw:line>
        <draw:line draw:style-name="gr7" draw:text-style-name="P1" draw:layer="layout" svg:x1="2.502cm" svg:y1="5.401cm" svg:x2="4.102cm" svg:y2="3.801cm">
          <text:p/>
        </draw:line>
        <draw:line draw:style-name="gr7" draw:text-style-name="P1" draw:layer="layout" svg:x1="2.523cm" svg:y1="5.402cm" svg:x2="2.523cm" svg:y2="24.802cm">
          <text:p/>
        </draw:line>
        <draw:line draw:style-name="gr7" draw:text-style-name="P1" draw:layer="layout" svg:x1="2.571cm" svg:y1="24.902cm" svg:x2="3.971cm" svg:y2="26.302cm">
          <text:p/>
        </draw:line>
        <draw:line draw:style-name="gr5" draw:text-style-name="P1" draw:layer="layout" svg:x1="10.651cm" svg:y1="15.7cm" svg:x2="10.651cm" svg:y2="2.8cm">
          <text:p/>
        </draw:line>
      </draw:page>
      <draw:page draw:name="page10" draw:style-name="dp1" draw:master-page-name="Default">
        <draw:custom-shape draw:style-name="gr1" draw:text-style-name="P1" draw:layer="layout" svg:width="12.9cm" svg:height="20.3cm" svg:x="4.6cm" svg:y="5.7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11.501cm" svg:height="19.101cm" svg:x="4.8cm" svg:y="5.699cm">
          <draw:image xlink:href="Pictures/10000000000015180000151854951B17.png" xlink:type="simple" xlink:show="embed" xlink:actuate="onLoad">
            <text:p/>
          </draw:image>
        </draw:frame>
        <draw:line draw:style-name="gr5" draw:text-style-name="P1" draw:layer="layout" svg:x1="2.4cm" svg:y1="4.55cm" svg:x2="18.4cm" svg:y2="4.55cm">
          <text:p/>
        </draw:line>
        <draw:line draw:style-name="gr5" draw:text-style-name="P1" draw:layer="layout" svg:x1="3.551cm" svg:y1="26.3cm" svg:x2="3.551cm" svg:y2="3.199cm">
          <text:p/>
        </draw:line>
        <draw:frame draw:style-name="gr4" draw:layer="layout" svg:width="0.853cm" svg:height="0.962cm" svg:x="18.5cm" svg:y="27.5cm">
          <draw:text-box>
            <text:p>6</text:p>
          </draw:text-box>
        </draw:frame>
        <draw:custom-shape draw:style-name="gr3" draw:text-style-name="P1" draw:layer="layout" svg:width="1.8cm" svg:height="20.5cm" svg:x="10.1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cm" svg:height="13.4cm" draw:transform="rotate (1.5707963267949) translate (4.3cm 1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cm" svg:height="13.4cm" draw:transform="rotate (1.5707963267949) translate (4.3cm 20.5cm)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502cm" svg:y1="3.901cm" svg:x2="18.5cm" svg:y2="3.901cm">
          <text:p/>
        </draw:line>
        <draw:line draw:style-name="gr7" draw:text-style-name="P1" draw:layer="layout" svg:x1="2.902cm" svg:y1="5.501cm" svg:x2="4.502cm" svg:y2="3.901cm">
          <text:p/>
        </draw:line>
        <draw:line draw:style-name="gr7" draw:text-style-name="P1" draw:layer="layout" svg:x1="2.923cm" svg:y1="5.502cm" svg:x2="2.923cm" svg:y2="24.902cm">
          <text:p/>
        </draw:line>
        <draw:line draw:style-name="gr7" draw:text-style-name="P1" draw:layer="layout" svg:x1="2.971cm" svg:y1="24.902cm" svg:x2="4.371cm" svg:y2="26.3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m </meta:initial-creator>
    <meta:creation-date>2014-03-31T21:54:09.445178454</meta:creation-date>
    <dc:date>2014-04-01T16:11:51.762608194</dc:date>
    <dc:creator>nom </dc:creator>
    <meta:editing-duration>PT37M14S</meta:editing-duration>
    <meta:editing-cycles>16</meta:editing-cycles>
    <meta:generator>LibreOffice/4.2.2.1$Linux_X86_64 LibreOffice_project/f2f45ee3880ac00d95d5e0d6d6ed11db4bb046db</meta:generator>
    <meta:document-statistic meta:object-count="103"/>
  </office:meta>
</office:document-meta>
</file>